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Standard">
      <style:paragraph-properties fo:line-height="115%"/>
      <style:text-properties fo:color="#676767"/>
    </style:style>
    <style:style style:name="P9" style:family="paragraph" style:parent-style-name="Standard">
      <style:text-properties officeooo:paragraph-rsid="000b422f"/>
    </style:style>
    <style:style style:name="P10" style:family="paragraph" style:parent-style-name="Standard">
      <style:paragraph-properties fo:margin-left="0.25in" fo:margin-right="0in" fo:text-indent="0in" style:auto-text-indent="false"/>
      <style:text-properties officeooo:paragraph-rsid="000b422f"/>
    </style:style>
    <style:style style:name="P11" style:family="paragraph" style:parent-style-name="Standard">
      <style:paragraph-properties fo:margin-left="0.5in" fo:margin-right="0in" fo:text-indent="0in" style:auto-text-indent="false"/>
      <style:text-properties officeooo:paragraph-rsid="000b422f"/>
    </style:style>
    <style:style style:name="P12" style:family="paragraph" style:parent-style-name="Standard">
      <style:paragraph-properties fo:break-before="page"/>
      <style:text-properties officeooo:paragraph-rsid="000b422f"/>
    </style:style>
    <style:style style:name="P1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14" style:family="paragraph" style:parent-style-name="Frame_20_contents">
      <style:paragraph-properties fo:line-height="90%" fo:text-align="end" style:justify-single-word="false"/>
      <style:text-properties fo:color="#5dc8df" fo:font-size="11pt" fo:font-weight="bold" officeooo:paragraph-rsid="000b422f" style:font-weight-asian="bold" style:font-size-complex="11pt"/>
    </style:style>
    <style:style style:name="P15" style:family="paragraph" style:parent-style-name="List_20_Paragraph" style:list-style-name="WWNum2">
      <style:text-properties officeooo:paragraph-rsid="000b422f"/>
    </style:style>
    <style:style style:name="P16" style:family="paragraph" style:parent-style-name="List_20_Paragraph" style:list-style-name="WWNum3">
      <style:text-properties officeooo:paragraph-rsid="000b422f"/>
    </style:style>
    <style:style style:name="P17" style:family="paragraph" style:parent-style-name="List_20_Paragraph" style:list-style-name="L2">
      <style:paragraph-properties fo:margin-left="0.2602in" fo:margin-right="0in" fo:text-indent="-0.2291in" style:auto-text-indent="false">
        <style:tab-stops>
          <style:tab-stop style:position="0.2602in"/>
        </style:tab-stops>
      </style:paragraph-properties>
      <style:text-properties officeooo:paragraph-rsid="000b422f"/>
    </style:style>
    <style:style style:name="P18" style:family="paragraph" style:parent-style-name="List_20_Paragraph" style:list-style-name="L1">
      <style:paragraph-properties fo:margin-left="0.2602in" fo:margin-right="0in" fo:text-indent="-0.2602in" style:auto-text-indent="false">
        <style:tab-stops>
          <style:tab-stop style:position="0.2709in"/>
        </style:tab-stops>
      </style:paragraph-properties>
      <style:text-properties officeooo:paragraph-rsid="000b422f"/>
    </style:style>
    <style:style style:name="P19" style:family="paragraph" style:parent-style-name="Heading_20_1">
      <style:text-properties officeooo:paragraph-rsid="000b422f"/>
    </style:style>
    <style:style style:name="P20" style:family="paragraph" style:parent-style-name="Heading_20_1" style:master-page-name="First_20_Page">
      <style:paragraph-properties style:page-number="auto"/>
      <style:text-properties officeooo:paragraph-rsid="000b422f"/>
    </style:style>
    <style:style style:name="P21" style:family="paragraph" style:parent-style-name="Heading_20_2">
      <style:text-properties officeooo:paragraph-rsid="000b422f"/>
    </style:style>
    <style:style style:name="T1" style:family="text">
      <style:text-properties fo:color="#808080" style:font-name="Helvetica" fo:font-size="10pt" style:font-size-asian="10pt" style:font-size-complex="10pt"/>
    </style:style>
    <style:style style:name="T2" style:family="text">
      <style:text-properties fo:color="#676767" fo:font-size="11pt" style:font-size-complex="11pt" style:font-weight-complex="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officeooo:rsid="000b422f"/>
    </style:style>
    <style:style style:name="T6" style:family="text">
      <style:text-properties officeooo:rsid="000bf2ae"/>
    </style:style>
    <style:style style:name="T7"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pplication Front-End</text:h>
      <text:p text:style-name="P9">This guide serves to help developers add/edit modules on the application. The student grouping tool application consists of two modules:</text:p>
      <text:list xml:id="list766469112" text:style-name="L2">
        <text:list-item>
          <text:p text:style-name="P17"><text:span text:style-name="T3">Group Selection module</text:span></text:p>
        </text:list-item>
      </text:list>
      <text:p text:style-name="P10">This module lists out all the groups that the user has access to. The user can edit groups individually or select a list of groups to edit.</text:p>
      <text:list xml:id="list1398510435" text:style-name="L1">
        <text:list-item>
          <text:p text:style-name="P18"><text:span text:style-name="T3">Multiple Groups Edit module</text:span></text:p>
        </text:list-item>
      </text:list>
      <text:p text:style-name="P10">This module allows the user to edit multiple groups simultaneously. It contains a ‘workspace’ that the user can add groups to. The user can add a new group to the workspace or select an existing group to add to the workspace. Once in the workspace, the group can be edited and changes can be saved back to the server.</text:p>
      <text:p text:style-name="P9">Each of these modules contain widgets, which represent the UI components on the screen that the user interacts with. The widgets are written in Javascript and are defined as follows:</text:p>
      <text:p text:style-name="P9">widget = function (model) {</text:p>
      <text:p text:style-name="P9"><text:s text:c="7"/>// application logic</text:p>
      <text:p text:style-name="P9"><text:s text:c="4"/>this.model = model;</text:p>
      <text:p text:style-name="P9"><text:s text:c="7"/>// optional HTML template</text:p>
      <text:p text:style-name="P9"><text:s text:c="4"/>this.template = ‘some HTML’</text:p>
      <text:p text:style-name="P9"><text:s text:c="4"/>// initialize the widget</text:p>
      <text:p text:style-name="P9"><text:s text:c="4"/>this.init = function(){</text:p>
      <text:p text:style-name="P9"><text:s text:c="4"/>}</text:p>
      <text:p text:style-name="P9"><text:s text:c="7"/>// returns HTML representation of this widget</text:p>
      <text:p text:style-name="P9"><text:s text:c="4"/>this.generateTemplate = function(){</text:p>
      <text:p text:style-name="P9"><text:s text:c="8"/>// manipulate template by adding/modifying DOM elements</text:p>
      <text:p text:style-name="P9"><text:s text:c="8"/>return this.template;</text:p>
      <text:p text:style-name="P9"><text:s text:c="5"/>}</text:p>
      <text:p text:style-name="P9">}</text:p>
      <text:p text:style-name="P12">Widget contains logic for handling user events. The application logic resides within the model object.</text:p>
      <text:p text:style-name="P9">Each model contains a reference to the server data and provides a facade for accessing this data. Additionally the model contains logic to keep track of state for the UI widgets. <text:s/></text:p>
      <text:h text:style-name="P21" text:outline-level="2">UI Styling</text:h>
      <text:p text:style-name="P9">The Student Grouping Tool application leverages the Twitter Bootstrap framework for styling most of the components on the screen.</text:p>
      <text:h text:style-name="P21" text:outline-level="2">Tooltips</text:h>
      <text:p text:style-name="P9">Tooltips used for the UI to help guide the user are implemented using Twitter Bootstrap’s tooltip plugin. These tooltips are defined in the tooltipText.js file under the Content/js directory. This file contains a JSON object, where each property key is the name of the css class to associate the tooltip with and the property’s value is another JSON object that describes the placement of the tooltip and the message to display.</text:p>
      <text:p text:style-name="P9">var tooltipText = {</text:p>
      <text:p text:style-name="P9"><text:s text:c="4"/>“ .[<text:span text:style-name="T4">css-class</text:span>] ” :</text:p>
      <text:p text:style-name="P11">{</text:p>
      <text:p text:style-name="P11">“placement” : “ [<text:span text:style-name="T4">left,right,top,bottom</text:span>] ” ,</text:p>
      <text:p text:style-name="P11"><text:s/>“message” : “ [<text:span text:style-name="T4">message to display</text:span>] “</text:p>
      <text:p text:style-name="P11">}</text:p>
      <text:p text:style-name="P9">}</text:p>
      <text:h text:style-name="P19" text:outline-level="1">Application Backend</text:h>
      <text:p text:style-name="P9">The backend application that handles all the Ajax calls from the front-end is the TeamMnMGroupWebApp. This piece is written using the ASP.NET MVC4 framework. The application follows the Model-View-Controller (MVC) pattern. To add additional AJAX calls to the backend, simply add them to HomeController.cs.</text:p>
      <text:p text:style-name="P9">Each AJAX call should return a Result object, which contains the details of the result of the inBloom API call. For more information on the information included in the Result object, please refer to the Developer Documentation.</text:p>
      <text:p text:style-name="P9">The API calls for the application are handled by the inBloom Client library, which is a .NET wrapper library for the inBloom APIs that we wrote. It is a .NET C# project and it is compiled as a library to be used by the Student Grouping Web App project. The inBloom Client contains classes that represent the different inBloom entities and associations. Any new inBloom entities or types should be added to this library.</text:p>
      <text:h text:style-name="P21" text:outline-level="2"><text:soft-page-break/>Student Filters</text:h>
      <text:p text:style-name="P9">You can add, remove or edit the student filters for the Multiple Group Edit screen by modifying the FilterHelper.cs class. This static helper class contains references to all the different inBloom types, which are defined as enums in the inBloom <text:bookmark text:name="_GoBack"/>Client library, as well as all the comparison operators that can be used for each type (e.g =, &gt;, &lt;).</text:p>
      <text:p text:style-name="P9">The InitializeFilters() method in FilterHelper.cs returns a list of Filter objects, which are used in the UI to allow the user to filter through the list of students. Each Filter consists of the following properties:</text:p>
      <text:list xml:id="list1209331204" text:style-name="WWNum2">
        <text:list-item>
          <text:p text:style-name="P15">name of the student data (must match the field on the Student entity)</text:p>
        </text:list-item>
        <text:list-item>
          <text:p text:style-name="P15">title of the filter</text:p>
        </text:list-item>
        <text:list-item>
          <text:p text:style-name="P15">list of operators for comparison</text:p>
        </text:list-item>
        <text:list-item>
          <text:p text:style-name="P15">list of values that the user can select from (i.e. the different grade levels, disabilities, etc)</text:p>
        </text:list-item>
      </text:list>
      <text:h text:style-name="P21" text:outline-level="2">Group Colors</text:h>
      <text:p text:style-name="P9">To add, remove or modify the group colors used to represent the different cohorts that the user has added to the workspace in the Multiple Group Edit screen, refer to Data/Colors.txt. This file contains the list of colors. Each color has two properties:</text:p>
      <text:list xml:id="list890031912" text:style-name="WWNum3">
        <text:list-item>
          <text:p text:style-name="P16"><text:span text:style-name="T3">background</text:span> : defines the background color of the cohort object on the screen</text:p>
        </text:list-item>
        <text:list-item>
          <text:p text:style-name="P16"><text:span text:style-name="T3">title</text:span>: defines the background color of the cohort’s title div</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402in" style:contextual-spacing="false" fo:orphans="2" fo:widows="2" fo:background-color="transparent" style:writing-mode="lr-tb">
        <style:background-image/>
      </style:paragraph-properties>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1"/>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b422f"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b422f"/>
    </style:style>
    <style:style style:name="MT4" style:family="text">
      <style:text-properties officeooo:rsid="000bf2ae"/>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1"><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text:span text:style-name="MT3">Developer </text:span><text:span text:style-name="MT4">Guide</text:span></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2</meta:editing-cycles>
    <meta:print-date>2013-01-03T21:51:00</meta:print-date>
    <meta:creation-date>2013-02-27T01:19:00</meta:creation-date>
    <dc:date>2013-03-18T11:03:06</dc:date>
    <meta:editing-duration>P0D</meta:editing-duration>
    <meta:generator>LibreOffice/3.6$Linux_X86_64 LibreOffice_project/360m1$Build-2</meta:generator>
    <meta:document-statistic meta:table-count="0" meta:image-count="2" meta:object-count="0" meta:page-count="3" meta:paragraph-count="55" meta:word-count="730" meta:character-count="4430" meta:non-whitespace-character-count="3688"/>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